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B050"/>
    </style:style>
    <style:style style:name="ce22" style:family="table-cell" style:parent-style-name="Default" style:data-style-name="N0">
      <style:table-cell-properties fo:background-color="#4472C4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1">
          <table:table-cell office:value-type="string" table:number-columns-spanned="5" table:number-rows-spanned="1" table:style-name="ce23">
            <text:p>Licenciatura em Engenharia Eletrotécnica e de Computad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2" table:number-rows-spanned="1" table:style-name="ce24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9" table:style-name="ce1"/>
        </table:table-row>
        <table:table-row table:style-name="ro5"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9" table:style-name="ce1"/>
        </table:table-row>
        <table:table-row table:style-name="ro4">
          <table:table-cell office:value-type="string" table:number-columns-spanned="3" table:number-rows-spanned="1" table:style-name="ce25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6]*([.$E6]/[.$E$53])" table:style-name="ce1">
            <text:p>0.361111111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7]*([.$E7]/[.$E$53])" table:style-name="ce1">
            <text:p>0.388888889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D8]*([.$E8]/[.$E$53])" table:style-name="ce1">
            <text:p>0.583333333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9]*([.$E9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0]*([.$E10]/[.$E$53])" table:style-name="ce1">
            <text:p>0.277777778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D11]*([.$E11]/[.$E$53])" table:style-name="ce1">
            <text:p>0.122222222</text:p>
          </table:table-cell>
          <table:table-cell table:number-columns-repeated="16378"/>
        </table:table-row>
        <table:table-row table:style-name="ro5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12]*([.$E12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4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13]*([.$E13]/[.$E$53])" table:style-name="ce1">
            <text:p>0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14]*([.$E14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15]*([.$E15]/[.$E$53])" table:style-name="ce1">
            <text:p>0.361111111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6]*([.$E16]/[.$E$53])" table:style-name="ce1">
            <text:p>0.277777778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17]*([.$E17]/[.$E$53])" table:style-name="ce1">
            <text:p>0.388888889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18]*([.$E18]/[.$E$53])" table:style-name="ce1">
            <text:p>0.444444444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D19]*([.$E19]/[.$E$53])" table:style-name="ce1">
            <text:p>0.305555556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20]*([.$E20]/[.$E$53])" table:style-name="ce1">
            <text:p>0.444444444</text:p>
          </table:table-cell>
          <table:table-cell table:number-columns-repeated="16378"/>
        </table:table-row>
        <table:table-row table:style-name="ro5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21]*([.$E21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4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22]*([.$E22]/[.$E$53])" table:style-name="ce1">
            <text:p>0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23]*([.$E23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24]*([.$E24]/[.$E$53])" table:style-name="ce1">
            <text:p>0.366666667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D25]*([.$E25]/[.$E$53])" table:style-name="ce1">
            <text:p>0.388888889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26]*([.$E26]/[.$E$53])" table:style-name="ce1">
            <text:p>0.277777778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7]*([.$E27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8]*([.$E28]/[.$E$53])" table:style-name="ce1">
            <text:p>0.433333333</text:p>
          </table:table-cell>
          <table:table-cell table:number-columns-repeated="16378"/>
        </table:table-row>
        <table:table-row table:style-name="ro5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29]*([.$E29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4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0]*([.$E30]/[.$E$53])" table:style-name="ce1">
            <text:p>0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1]*([.$E31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D32]*([.$E32]/[.$E$53])" table:style-name="ce1">
            <text:p>0.4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33]*([.$E33]/[.$E$53])" table:style-name="ce1">
            <text:p>0.5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D34]*([.$E34]/[.$E$53])" table:style-name="ce1">
            <text:p>0.466666667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35]*([.$E35]/[.$E$53])" table:style-name="ce1">
            <text:p>0.366666667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D36]*([.$E36]/[.$E$53])" table:style-name="ce1">
            <text:p>0.566666667</text:p>
          </table:table-cell>
          <table:table-cell table:number-columns-repeated="16378"/>
        </table:table-row>
        <table:table-row table:style-name="ro5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37]*([.$E37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4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8]*([.$E38]/[.$E$53])" table:style-name="ce1">
            <text:p>0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9]*([.$E39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0]*([.$E40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Electrónica de Potência <text:s/>(6)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41]*([.$E41]/[.$E$53])" table:style-name="ce1">
            <text:p>0.5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Laboratório de Sistemas <text:s/>(6)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42]*([.$E42]/[.$E$53])" table:style-name="ce1">
            <text:p>0.5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3]*([.$E43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4]*([.$E44]/[.$E$53])" table:style-name="ce1">
            <text:p>0.333333333</text:p>
          </table:table-cell>
          <table:table-cell table:number-columns-repeated="16378"/>
        </table:table-row>
        <table:table-row table:style-name="ro5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45]*([.$E45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4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46]*([.$E46]/[.$E$53])" table:style-name="ce1">
            <text:p>0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47]*([.$E47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6">
            <text:p>Projeto / Estágio <text:s/>(12)</text:p>
          </table:table-cell>
          <table:covered-table-cell table:number-columns-repeated="2"/>
          <table:table-cell office:value-type="float" office:value="13" table:style-name="ce18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0.8666666666666667" table:formula="of:=[.$D48]*([.$E48]/[.$E$53])" table:style-name="ce1">
            <text:p>0.866666667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49]*([.$E49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50]*([.$E50]/[.$E$53])" table:style-name="ce1">
            <text:p>0.366666667</text:p>
          </table:table-cell>
          <table:table-cell table:number-columns-repeated="16378"/>
        </table:table-row>
        <table:table-row table:style-name="ro4">
          <table:table-cell office:value-type="string" table:number-columns-spanned="5" table:number-rows-spanned="1" table:style-name="ce27">
            <text:p>OPTATIVAS - ESCOLHER UMA:</text:p>
          </table:table-cell>
          <table:covered-table-cell table:number-columns-repeated="4"/>
          <table:table-cell office:value-type="float" office:value="0" table:formula="of:=[.$D51]*([.$E51]/[.$E$53])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5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52]*([.$E52]/[.$E$53])" table:style-name="ce1">
            <text:p>0.5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2.709677419354838" table:formula="of:=SUM([.D6:.D52])/31" table:style-name="ce19">
            <text:p>12.7</text:p>
          </table:table-cell>
          <table:table-cell office:value-type="float" office:value="180" table:formula="of:=2*COUNTIF([.E6:.E52];2)+5*COUNTIF([.E6:.E52];5)+6*COUNTIF([.E6:.E52];6)+12*COUNTIF([.E6:.E52];12)+7*COUNTIF([.E6:.E52];7)" table:style-name="ce1">
            <text:p>180</text:p>
          </table:table-cell>
          <table:table-cell office:value-type="float" office:value="12.75555555555556" table:formula="of:=SUM([.F6:.F52])" table:style-name="ce1">
            <text:p>12.75555556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3">
          <table:table-cell office:value-type="string" table:style-name="ce20">
            <text:p>Média atual: 12.56 (156 ECTS)</text:p>
          </table:table-cell>
          <table:table-cell table:number-columns-repeated="16383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Garantido tirar 13 nota final.</text:p>
          </table:table-cell>
          <table:table-cell table:number-columns-repeated="16381" table:style-name="ce1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1" table:style-name="ce1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style-name="ce21">
            <text:p>Expected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2">
            <text:p>Done</text:p>
          </table:table-cell>
          <table:table-cell table:number-columns-repeated="16383" table:style-name="ce1"/>
        </table:table-row>
        <table:table-row table:number-rows-repeated="104851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sergio santos</meta:initial-creator>
    <dc:creator>sergio santos</dc:creator>
    <meta:creation-date>2019-09-16T11:35:27Z</meta:creation-date>
    <dc:date>2021-03-25T17:39:33Z</dc:date>
    <meta:print-date>2021-02-10T11:39:53Z</meta:print-date>
    <meta:editing-cycles>55</meta:editing-cycles>
    <meta:editing-duration>PT5119S</meta:editing-duration>
  </office:meta>
</office:document-meta>
</file>